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18fd" officeooo:paragraph-rsid="000718fd"/>
    </style:style>
    <style:style style:name="P2" style:family="paragraph" style:parent-style-name="Standard">
      <style:text-properties officeooo:rsid="0009334a" officeooo:paragraph-rsid="0009334a"/>
    </style:style>
    <style:style style:name="P3" style:family="paragraph" style:parent-style-name="Standard">
      <style:text-properties officeooo:rsid="0039930f" officeooo:paragraph-rsid="0039930f"/>
    </style:style>
    <style:style style:name="P4" style:family="paragraph" style:parent-style-name="Standard">
      <style:text-properties officeooo:rsid="004017a6" officeooo:paragraph-rsid="004017a6"/>
    </style:style>
    <style:style style:name="P5" style:family="paragraph" style:parent-style-name="Standard" style:list-style-name="L1">
      <style:text-properties officeooo:paragraph-rsid="0042de9b"/>
    </style:style>
    <style:style style:name="P6" style:family="paragraph" style:parent-style-name="Standard" style:list-style-name="L1">
      <style:text-properties officeooo:rsid="000984a1" officeooo:paragraph-rsid="0042de9b"/>
    </style:style>
    <style:style style:name="P7" style:family="paragraph" style:parent-style-name="Standard" style:list-style-name="L1">
      <style:text-properties officeooo:rsid="000984a1" officeooo:paragraph-rsid="000984a1"/>
    </style:style>
    <style:style style:name="P8" style:family="paragraph" style:parent-style-name="Standard" style:list-style-name="L1">
      <style:text-properties officeooo:rsid="000984a1" officeooo:paragraph-rsid="00431a04"/>
    </style:style>
    <style:style style:name="P9" style:family="paragraph" style:parent-style-name="Standard" style:list-style-name="L1">
      <style:text-properties officeooo:rsid="001b9514" officeooo:paragraph-rsid="0042de9b"/>
    </style:style>
    <style:style style:name="P10" style:family="paragraph" style:parent-style-name="Standard" style:list-style-name="L1">
      <style:text-properties officeooo:rsid="00171399" officeooo:paragraph-rsid="0042de9b"/>
    </style:style>
    <style:style style:name="P11" style:family="paragraph" style:parent-style-name="Standard" style:list-style-name="L1">
      <style:text-properties officeooo:rsid="00171399" officeooo:paragraph-rsid="00171399"/>
    </style:style>
    <style:style style:name="P12" style:family="paragraph" style:parent-style-name="Standard" style:list-style-name="L1">
      <style:text-properties officeooo:rsid="00451c30" officeooo:paragraph-rsid="00451c30"/>
    </style:style>
    <style:style style:name="P13" style:family="paragraph" style:parent-style-name="Standard" style:list-style-name="L1">
      <style:text-properties officeooo:rsid="00141642" officeooo:paragraph-rsid="0042de9b"/>
    </style:style>
    <style:style style:name="P14" style:family="paragraph" style:parent-style-name="Standard" style:list-style-name="L1">
      <style:text-properties officeooo:rsid="00141642" officeooo:paragraph-rsid="00141642"/>
    </style:style>
    <style:style style:name="P15" style:family="paragraph" style:parent-style-name="Standard" style:list-style-name="L1">
      <style:text-properties officeooo:rsid="0023818d" officeooo:paragraph-rsid="0042de9b"/>
    </style:style>
    <style:style style:name="P16" style:family="paragraph" style:parent-style-name="Standard" style:list-style-name="L1">
      <style:text-properties officeooo:rsid="0028342c" officeooo:paragraph-rsid="0042de9b"/>
    </style:style>
    <style:style style:name="P17" style:family="paragraph" style:parent-style-name="Standard" style:list-style-name="L1">
      <style:text-properties officeooo:rsid="0028e96e" officeooo:paragraph-rsid="00431a04"/>
    </style:style>
    <style:style style:name="P18" style:family="paragraph" style:parent-style-name="Standard" style:list-style-name="L1">
      <style:text-properties officeooo:rsid="00431a04" officeooo:paragraph-rsid="00431a04"/>
    </style:style>
    <style:style style:name="P19" style:family="paragraph" style:parent-style-name="Standard" style:list-style-name="L1">
      <style:text-properties officeooo:rsid="00431a04" officeooo:paragraph-rsid="0043f9fa"/>
    </style:style>
    <style:style style:name="P20" style:family="paragraph" style:parent-style-name="Standard" style:list-style-name="L1">
      <style:text-properties officeooo:rsid="002cd223" officeooo:paragraph-rsid="0042de9b"/>
    </style:style>
    <style:style style:name="P21" style:family="paragraph" style:parent-style-name="Standard" style:list-style-name="L1">
      <style:text-properties officeooo:rsid="0009334a" officeooo:paragraph-rsid="0042de9b"/>
    </style:style>
    <style:style style:name="P22" style:family="paragraph" style:parent-style-name="Standard" style:list-style-name="L1">
      <style:text-properties officeooo:rsid="0009334a" officeooo:paragraph-rsid="0009334a"/>
    </style:style>
    <style:style style:name="P23" style:family="paragraph" style:parent-style-name="Standard" style:list-style-name="L1">
      <style:text-properties officeooo:rsid="0009334a" officeooo:paragraph-rsid="00496ad6"/>
    </style:style>
    <style:style style:name="P24" style:family="paragraph" style:parent-style-name="Standard" style:list-style-name="L1">
      <style:text-properties officeooo:rsid="000b180c" officeooo:paragraph-rsid="0043f9fa"/>
    </style:style>
    <style:style style:name="P25" style:family="paragraph" style:parent-style-name="Standard" style:list-style-name="L1">
      <style:text-properties officeooo:rsid="000b180c" officeooo:paragraph-rsid="00451c30"/>
    </style:style>
    <style:style style:name="P26" style:family="paragraph" style:parent-style-name="Standard" style:list-style-name="L1">
      <style:text-properties officeooo:rsid="000b180c" officeooo:paragraph-rsid="000b180c"/>
    </style:style>
    <style:style style:name="P27" style:family="paragraph" style:parent-style-name="Standard" style:list-style-name="L1">
      <style:text-properties officeooo:rsid="000b180c" officeooo:paragraph-rsid="000f0b08"/>
    </style:style>
    <style:style style:name="P28" style:family="paragraph" style:parent-style-name="Standard" style:list-style-name="L1">
      <style:text-properties officeooo:rsid="001f4ee3" officeooo:paragraph-rsid="0043f9fa"/>
    </style:style>
    <style:style style:name="P29" style:family="paragraph" style:parent-style-name="Standard" style:list-style-name="L1">
      <style:text-properties officeooo:rsid="002f50a0" officeooo:paragraph-rsid="00451c30"/>
    </style:style>
    <style:style style:name="P30" style:family="paragraph" style:parent-style-name="Standard" style:list-style-name="L1">
      <style:text-properties officeooo:rsid="0019f116" officeooo:paragraph-rsid="0019f116"/>
    </style:style>
    <style:style style:name="P31" style:family="paragraph" style:parent-style-name="Standard" style:list-style-name="L1">
      <style:text-properties officeooo:rsid="001a2955" officeooo:paragraph-rsid="001a2955"/>
    </style:style>
    <style:style style:name="P32" style:family="paragraph" style:parent-style-name="Standard" style:list-style-name="L1">
      <style:text-properties officeooo:rsid="001a8f0d" officeooo:paragraph-rsid="001a8f0d"/>
    </style:style>
    <style:style style:name="P33" style:family="paragraph" style:parent-style-name="Standard" style:list-style-name="L1">
      <style:text-properties officeooo:rsid="00353f21" officeooo:paragraph-rsid="00353f21"/>
    </style:style>
    <style:style style:name="P34" style:family="paragraph" style:parent-style-name="Standard" style:list-style-name="L1">
      <style:text-properties officeooo:rsid="00353f21" officeooo:paragraph-rsid="00364d5a"/>
    </style:style>
    <style:style style:name="P35" style:family="paragraph" style:parent-style-name="Standard" style:list-style-name="L1">
      <style:text-properties officeooo:rsid="00364d5a" officeooo:paragraph-rsid="00364d5a"/>
    </style:style>
    <style:style style:name="P36" style:family="paragraph" style:parent-style-name="Standard" style:list-style-name="L1">
      <style:text-properties officeooo:rsid="0042c946" officeooo:paragraph-rsid="0042c946"/>
    </style:style>
    <style:style style:name="P37" style:family="paragraph" style:parent-style-name="Standard" style:list-style-name="L1">
      <style:text-properties officeooo:rsid="001e876f" officeooo:paragraph-rsid="001e876f"/>
    </style:style>
    <style:style style:name="P38" style:family="paragraph" style:parent-style-name="Standard" style:list-style-name="L1">
      <style:text-properties officeooo:rsid="0020bd18" officeooo:paragraph-rsid="0020bd18"/>
    </style:style>
    <style:style style:name="P39" style:family="paragraph" style:parent-style-name="Standard" style:list-style-name="L1">
      <style:text-properties officeooo:rsid="0037a46a" officeooo:paragraph-rsid="0037a46a"/>
    </style:style>
    <style:style style:name="P40" style:family="paragraph" style:parent-style-name="Standard" style:list-style-name="L1">
      <style:text-properties officeooo:rsid="003e424b" officeooo:paragraph-rsid="003e424b"/>
    </style:style>
    <style:style style:name="P41" style:family="paragraph" style:parent-style-name="Standard" style:list-style-name="L1">
      <style:text-properties officeooo:rsid="0040d0b4" officeooo:paragraph-rsid="0040d0b4"/>
    </style:style>
    <style:style style:name="P42" style:family="paragraph" style:parent-style-name="Standard" style:list-style-name="L1">
      <style:text-properties officeooo:rsid="001c3a4d" officeooo:paragraph-rsid="001c3a4d"/>
    </style:style>
    <style:style style:name="P43" style:family="paragraph" style:parent-style-name="Standard" style:list-style-name="L1">
      <style:text-properties officeooo:rsid="00155af3" officeooo:paragraph-rsid="00155af3"/>
    </style:style>
    <style:style style:name="P44" style:family="paragraph" style:parent-style-name="Standard" style:list-style-name="L1">
      <style:text-properties officeooo:rsid="00155af3" officeooo:paragraph-rsid="002a9064"/>
    </style:style>
    <style:style style:name="P45" style:family="paragraph" style:parent-style-name="Standard" style:list-style-name="L1">
      <style:text-properties officeooo:rsid="002a9064" officeooo:paragraph-rsid="002a9064"/>
    </style:style>
    <style:style style:name="P46" style:family="paragraph" style:parent-style-name="Standard" style:list-style-name="L1">
      <style:text-properties officeooo:rsid="00346648" officeooo:paragraph-rsid="00346648"/>
    </style:style>
    <style:style style:name="P47" style:family="paragraph" style:parent-style-name="Standard" style:list-style-name="L1">
      <style:text-properties officeooo:rsid="00122dfa" officeooo:paragraph-rsid="00122dfa"/>
    </style:style>
    <style:style style:name="P48" style:family="paragraph" style:parent-style-name="Standard" style:list-style-name="L1">
      <style:text-properties officeooo:rsid="00082998" officeooo:paragraph-rsid="00082998"/>
    </style:style>
    <style:style style:name="P49" style:family="paragraph" style:parent-style-name="Standard" style:list-style-name="L1">
      <style:text-properties officeooo:rsid="0018424a" officeooo:paragraph-rsid="0018424a"/>
    </style:style>
    <style:style style:name="P50" style:family="paragraph" style:parent-style-name="Standard" style:list-style-name="L1">
      <style:text-properties officeooo:rsid="0047930f" officeooo:paragraph-rsid="0047930f"/>
    </style:style>
    <style:style style:name="P51" style:family="paragraph" style:parent-style-name="Standard" style:list-style-name="L1">
      <style:text-properties officeooo:rsid="00257df3" officeooo:paragraph-rsid="00257df3"/>
    </style:style>
    <style:style style:name="P52" style:family="paragraph" style:parent-style-name="Standard" style:list-style-name="L1">
      <style:text-properties officeooo:rsid="00257df3" officeooo:paragraph-rsid="0047930f"/>
    </style:style>
    <style:style style:name="P53" style:family="paragraph" style:parent-style-name="Standard" style:list-style-name="L1">
      <style:text-properties officeooo:rsid="000a85ee" officeooo:paragraph-rsid="000a85ee"/>
    </style:style>
    <style:style style:name="P54" style:family="paragraph" style:parent-style-name="Standard" style:list-style-name="L1">
      <style:text-properties officeooo:rsid="00220afb" officeooo:paragraph-rsid="00220afb"/>
    </style:style>
    <style:style style:name="P55" style:family="paragraph" style:parent-style-name="Standard" style:list-style-name="L1">
      <style:text-properties officeooo:rsid="0022b78b" officeooo:paragraph-rsid="00431a04"/>
    </style:style>
    <style:style style:name="P56" style:family="paragraph" style:parent-style-name="Standard" style:list-style-name="L1">
      <style:text-properties officeooo:rsid="002a5bb6" officeooo:paragraph-rsid="00431a04"/>
    </style:style>
    <style:style style:name="P57" style:family="paragraph" style:parent-style-name="Standard" style:list-style-name="L1">
      <style:text-properties officeooo:rsid="003e8642" officeooo:paragraph-rsid="00431a04"/>
    </style:style>
    <style:style style:name="P58" style:family="paragraph" style:parent-style-name="Standard" style:list-style-name="L1">
      <style:text-properties officeooo:rsid="000f0b08" officeooo:paragraph-rsid="00431a04"/>
    </style:style>
    <style:style style:name="P59" style:family="paragraph" style:parent-style-name="Standard" style:list-style-name="L1">
      <style:text-properties officeooo:rsid="000f0b08" officeooo:paragraph-rsid="000f0b08"/>
    </style:style>
    <style:style style:name="P60" style:family="paragraph" style:parent-style-name="Standard" style:list-style-name="L1">
      <style:text-properties officeooo:rsid="0025c999" officeooo:paragraph-rsid="0025c999"/>
    </style:style>
    <style:style style:name="P61" style:family="paragraph" style:parent-style-name="Standard" style:list-style-name="L1">
      <style:text-properties officeooo:rsid="0025c999" officeooo:paragraph-rsid="002696f8"/>
    </style:style>
    <style:style style:name="P62" style:family="paragraph" style:parent-style-name="Standard" style:list-style-name="L1">
      <style:text-properties officeooo:rsid="003c7566" officeooo:paragraph-rsid="003c7566"/>
    </style:style>
    <style:style style:name="P63" style:family="paragraph" style:parent-style-name="Standard" style:list-style-name="L1">
      <style:text-properties officeooo:rsid="0027b517" officeooo:paragraph-rsid="0027b517"/>
    </style:style>
    <style:style style:name="P64" style:family="paragraph" style:parent-style-name="Standard" style:list-style-name="L1">
      <style:text-properties officeooo:rsid="0030bdf2" officeooo:paragraph-rsid="0030bdf2"/>
    </style:style>
    <style:style style:name="P65" style:family="paragraph" style:parent-style-name="Standard" style:list-style-name="L1">
      <style:text-properties officeooo:rsid="00329448" officeooo:paragraph-rsid="00329448"/>
    </style:style>
    <style:style style:name="P66" style:family="paragraph" style:parent-style-name="Standard" style:list-style-name="L1">
      <style:text-properties officeooo:rsid="004017a6" officeooo:paragraph-rsid="004017a6"/>
    </style:style>
    <style:style style:name="P67" style:family="paragraph" style:parent-style-name="Standard" style:list-style-name="L1">
      <style:text-properties officeooo:rsid="004b8ab0" officeooo:paragraph-rsid="004b8ab0"/>
    </style:style>
    <style:style style:name="T1" style:family="text">
      <style:text-properties officeooo:rsid="00141642"/>
    </style:style>
    <style:style style:name="T2" style:family="text">
      <style:text-properties style:text-position="super 58%"/>
    </style:style>
    <style:style style:name="T3" style:family="text">
      <style:text-properties officeooo:rsid="001c3a4d"/>
    </style:style>
    <style:style style:name="T4" style:family="text">
      <style:text-properties officeooo:rsid="001e876f"/>
    </style:style>
    <style:style style:name="T5" style:family="text">
      <style:text-properties officeooo:rsid="0020bd18"/>
    </style:style>
    <style:style style:name="T6" style:family="text">
      <style:text-properties officeooo:rsid="0027b517"/>
    </style:style>
    <style:style style:name="T7" style:family="text">
      <style:text-properties officeooo:rsid="0028342c"/>
    </style:style>
    <style:style style:name="T8" style:family="text">
      <style:text-properties officeooo:rsid="002a5bb6"/>
    </style:style>
    <style:style style:name="T9" style:family="text">
      <style:text-properties officeooo:rsid="002a9064"/>
    </style:style>
    <style:style style:name="T10" style:family="text">
      <style:text-properties officeooo:rsid="002ae189"/>
    </style:style>
    <style:style style:name="T11" style:family="text">
      <style:text-properties officeooo:rsid="002d632d"/>
    </style:style>
    <style:style style:name="T12" style:family="text">
      <style:text-properties officeooo:rsid="003b3f77"/>
    </style:style>
    <style:style style:name="T13" style:family="text">
      <style:text-properties officeooo:rsid="003e8642"/>
    </style:style>
    <style:style style:name="T14" style:family="text">
      <style:text-properties officeooo:rsid="00431a04"/>
    </style:style>
    <style:style style:name="T15" style:family="text">
      <style:text-properties officeooo:rsid="00451c30"/>
    </style:style>
    <style:style style:name="T16" style:family="text">
      <style:text-properties officeooo:rsid="0047930f"/>
    </style:style>
    <style:style style:name="T17" style:family="text">
      <style:text-properties officeooo:rsid="00496ad6"/>
    </style:style>
    <style:style style:name="T18" style:family="text">
      <style:text-properties officeooo:rsid="004b8ab0"/>
    </style:style>
    <style:style style:name="T19" style:family="text">
      <style:text-properties officeooo:rsid="001b95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t Design Patterns</text:p>
      <text:p text:style-name="P1"/>
      <text:p text:style-name="P2">Sources</text:p>
      <text:p text:style-name="P2"><text:a xlink:type="simple" xlink:href="https://sourcemaking.com/design_patterns" text:style-name="Internet_20_link" text:visited-style-name="Visited_20_Internet_20_Link">https://sourcemaking.com/design_patterns</text:a></text:p>
      <text:p text:style-name="P1"/>
      <text:p text:style-name="P1">Simple solutions to common problems</text:p>
      <text:p text:style-name="P1">Can be C++ or Qt specific</text:p>
      <text:p text:style-name="P3">Just because a pattern exists does not mean you NEED to use it</text:p>
      <text:p text:style-name="P4">design patterns become code reuse</text:p>
      <text:p text:style-name="P1"/>
      <text:list xml:id="list3047328068" text:style-name="L1">
        <text:list-item>
          <text:p text:style-name="P6">Classes – <text:span text:style-name="T18">blue print for an object</text:span></text:p>
          <text:list>
            <text:list-item>
              <text:p text:style-name="P5"><text:span text:style-name="T19">SOLID - </text:span><text:a xlink:type="simple" xlink:href="https://en.wikipedia.org/wiki/SOLID" text:style-name="Internet_20_link" text:visited-style-name="Visited_20_Internet_20_Link">https://en.wikipedia.org/wiki/SOLID</text:a></text:p>
              <text:list>
                <text:list-item>
                  <text:p text:style-name="P9">S = Single Responsibility Principle</text:p>
                </text:list-item>
                <text:list-item>
                  <text:p text:style-name="P9">O = Open-Closed Principle</text:p>
                </text:list-item>
                <text:list-item>
                  <text:p text:style-name="P9">L = Liskov Substitution Principle</text:p>
                </text:list-item>
                <text:list-item>
                  <text:p text:style-name="P9">I = Interface Segregation Principle</text:p>
                </text:list-item>
                <text:list-item>
                  <text:p text:style-name="P9">D = Dependency Inversion/Injection</text:p>
                </text:list-item>
              </text:list>
            </text:list-item>
            <text:list-item>
              <text:p text:style-name="P10">Interfaces –<text:span text:style-name="T18"> contract between objects</text:span></text:p>
            </text:list-item>
            <text:list-item>
              <text:p text:style-name="P10">Inheritance –<text:span text:style-name="T18"> re-susable code</text:span></text:p>
            </text:list-item>
            <text:list-item>
              <text:p text:style-name="P67">Interface vs Inheritance</text:p>
            </text:list-item>
          </text:list>
        </text:list-item>
        <text:list-item>
          <text:p text:style-name="P6">Memory – <text:span text:style-name="T14">where these objects are stored</text:span></text:p>
          <text:list>
            <text:list-item>
              <text:p text:style-name="P12">Stack</text:p>
            </text:list-item>
            <text:list-item>
              <text:p text:style-name="P12">Heap</text:p>
            </text:list-item>
            <text:list-item>
              <text:p text:style-name="P12">Memory leaks</text:p>
            </text:list-item>
            <text:list-item>
              <text:p text:style-name="P13">Smart Pointers</text:p>
            </text:list-item>
            <text:list-item>
              <text:p text:style-name="P15">Shared Pointer</text:p>
            </text:list-item>
            <text:list-item>
              <text:p text:style-name="P15">Scoped pointer</text:p>
            </text:list-item>
            <text:list-item>
              <text:p text:style-name="P15">Weak Pointer</text:p>
            </text:list-item>
            <text:list-item>
              <text:p text:style-name="P5"><text:span text:style-name="T3">D-Pointers </text:span><text:a xlink:type="simple" xlink:href="https://wiki.qt.io/D-Pointer" text:style-name="Internet_20_link" text:visited-style-name="Visited_20_Internet_20_Link">https://wiki.qt.io/D-Pointer</text:a></text:p>
            </text:list-item>
            <text:list-item>
              <text:p text:style-name="P15">Creating a custom pointer type, <text:span text:style-name="T7">maybe a pointer to a file stream</text:span></text:p>
            </text:list-item>
          </text:list>
        </text:list-item>
        <text:list-item>
          <text:p text:style-name="P16">Signals and slots – <text:span text:style-name="T14">communicating between objects</text:span></text:p>
          <text:list>
            <text:list-item>
              <text:p text:style-name="P16">connecting</text:p>
            </text:list-item>
            <text:list-item>
              <text:p text:style-name="P16">disconnecting</text:p>
            </text:list-item>
            <text:list-item>
              <text:p text:style-name="P16">dynamically creating</text:p>
            </text:list-item>
            <text:list-item>
              <text:p text:style-name="P16">sender function</text:p>
            </text:list-item>
            <text:list-item>
              <text:p text:style-name="P17">Connection types (auto, direct, qued<text:span text:style-name="T14">)</text:span></text:p>
            </text:list-item>
            <text:list-item>
              <text:p text:style-name="P18">Thread example – why a direct connection fails, used qued</text:p>
            </text:list-item>
            <text:list-item>
              <text:p text:style-name="P20">Between app and lib</text:p>
            </text:list-item>
            <text:list-item>
              <text:p text:style-name="P21"><text:span text:style-name="T11">Remote Objects - </text:span><text:a xlink:type="simple" xlink:href="https://doc.qt.io/qt-5/qtremoteobjects-index.html" text:style-name="Internet_20_link" text:visited-style-name="Visited_20_Internet_20_Link">https://doc.qt.io/qt-5/qtremoteobjects-index.html</text:a></text:p>
            </text:list-item>
          </text:list>
        </text:list-item>
        <text:list-item>
          <text:p text:style-name="P24">Threads – <text:span text:style-name="T15">where the objects execute</text:span></text:p>
          <text:list>
            <text:list-item>
              <text:p text:style-name="P28">QThread</text:p>
            </text:list-item>
            <text:list-item>
              <text:p text:style-name="P28">QThreadPool</text:p>
            </text:list-item>
            <text:list-item>
              <text:p text:style-name="P28">Qt<text:span text:style-name="T10">C</text:span>onCurren<text:span text:style-name="T14">t</text:span></text:p>
            </text:list-item>
            <text:list-item>
              <text:p text:style-name="P19">Example – Folder size on thread, who a Qt Widgets</text:p>
            </text:list-item>
            <text:list-item>
              <text:p text:style-name="P19">GUI Thread locking, make an example, use QtconCurrent to get around it</text:p>
            </text:list-item>
          </text:list>
        </text:list-item>
        <text:list-item>
          <text:p text:style-name="P25"><text:soft-page-break/>Generics - <text:span text:style-name="T14">polymorphism</text:span></text:p>
          <text:list>
            <text:list-item>
              <text:p text:style-name="P29">Understanding templates</text:p>
            </text:list-item>
            <text:list-item>
              <text:p text:style-name="P29">Function templates</text:p>
            </text:list-item>
            <text:list-item>
              <text:p text:style-name="P29">Class templates</text:p>
            </text:list-item>
            <text:list-item>
              <text:p text:style-name="P29">Qhash, Qlist</text:p>
            </text:list-item>
            <text:list-item>
              <text:p text:style-name="P29">Lists of objects</text:p>
            </text:list-item>
            <text:list-item>
              <text:p text:style-name="P29">Lists of pointers</text:p>
            </text:list-item>
            <text:list-item>
              <text:p text:style-name="P29">Lists of smart pointers</text:p>
            </text:list-item>
          </text:list>
        </text:list-item>
        <text:list-item>
          <text:p text:style-name="P22"><text:s/><text:span text:style-name="T17">Traditional Patterns - </text:span>Creational – <text:span text:style-name="T14">creating objects</text:span></text:p>
          <text:list>
            <text:list-item>
              <text:p text:style-name="P30">Abstract Factory</text:p>
            </text:list-item>
            <text:list-item>
              <text:p text:style-name="P30">Builder Factory</text:p>
            </text:list-item>
            <text:list-item>
              <text:p text:style-name="P30">Object Pool</text:p>
            </text:list-item>
            <text:list-item>
              <text:p text:style-name="P30">Prototype</text:p>
            </text:list-item>
            <text:list-item>
              <text:p text:style-name="P30">Singleton</text:p>
            </text:list-item>
          </text:list>
        </text:list-item>
        <text:list-item>
          <text:p text:style-name="P23"><text:span text:style-name="T17">Traditional Patterns - </text:span>Structural – <text:span text:style-name="T14">why the objects exist</text:span></text:p>
          <text:list>
            <text:list-item>
              <text:p text:style-name="P31">Adapter</text:p>
            </text:list-item>
            <text:list-item>
              <text:p text:style-name="P31">Bridge</text:p>
            </text:list-item>
            <text:list-item>
              <text:p text:style-name="P31">Composite</text:p>
            </text:list-item>
            <text:list-item>
              <text:p text:style-name="P31">Decorator</text:p>
            </text:list-item>
            <text:list-item>
              <text:p text:style-name="P31">Facade</text:p>
            </text:list-item>
            <text:list-item>
              <text:p text:style-name="P31">Flyweight</text:p>
            </text:list-item>
            <text:list-item>
              <text:p text:style-name="P31">Private Class Data</text:p>
            </text:list-item>
            <text:list-item>
              <text:p text:style-name="P31">Proxy</text:p>
            </text:list-item>
          </text:list>
        </text:list-item>
        <text:list-item>
          <text:p text:style-name="P23"><text:span text:style-name="T17">Traditional Patterns - </text:span>Behavioral – <text:span text:style-name="T14">how the objects behave</text:span></text:p>
          <text:list>
            <text:list-item>
              <text:p text:style-name="P32">Chain of responsibility</text:p>
            </text:list-item>
            <text:list-item>
              <text:p text:style-name="P32">Command</text:p>
            </text:list-item>
            <text:list-item>
              <text:p text:style-name="P32">Interpreter</text:p>
            </text:list-item>
            <text:list-item>
              <text:p text:style-name="P32">Iterator</text:p>
            </text:list-item>
            <text:list-item>
              <text:p text:style-name="P32">Mediator</text:p>
            </text:list-item>
            <text:list-item>
              <text:p text:style-name="P32">Memento</text:p>
            </text:list-item>
            <text:list-item>
              <text:p text:style-name="P32">Null Object</text:p>
            </text:list-item>
            <text:list-item>
              <text:p text:style-name="P32">Observer</text:p>
            </text:list-item>
            <text:list-item>
              <text:p text:style-name="P32">State</text:p>
            </text:list-item>
            <text:list-item>
              <text:p text:style-name="P32">Strategy</text:p>
            </text:list-item>
            <text:list-item>
              <text:p text:style-name="P32">Template Method</text:p>
            </text:list-item>
            <text:list-item>
              <text:p text:style-name="P32">Visitor</text:p>
            </text:list-item>
          </text:list>
        </text:list-item>
        <text:list-item>
          <text:p text:style-name="P33">Qmake</text:p>
          <text:list>
            <text:list-item>
              <text:p text:style-name="P33">Basics</text:p>
            </text:list-item>
            <text:list-item>
              <text:p text:style-name="P33">Sub Dirs</text:p>
            </text:list-item>
            <text:list-item>
              <text:p text:style-name="P33">Ordered Sub Dirs</text:p>
            </text:list-item>
            <text:list-item>
              <text:p text:style-name="P33">Adding libs</text:p>
            </text:list-item>
            <text:list-item>
              <text:p text:style-name="P33">OS Specific</text:p>
            </text:list-item>
            <text:list-item>
              <text:p text:style-name="P33">Running commands (bat / sh /exe)</text:p>
            </text:list-item>
          </text:list>
        </text:list-item>
        <text:list-item>
          <text:p text:style-name="P35">Cmake</text:p>
          <text:list>
            <text:list-item>
              <text:p text:style-name="P34"><text:soft-page-break/>Basics</text:p>
            </text:list-item>
            <text:list-item>
              <text:p text:style-name="P34">Sub Dirs</text:p>
            </text:list-item>
            <text:list-item>
              <text:p text:style-name="P34">Ordered Sub Dirs</text:p>
            </text:list-item>
            <text:list-item>
              <text:p text:style-name="P34">Adding libs</text:p>
            </text:list-item>
            <text:list-item>
              <text:p text:style-name="P34">OS Specific</text:p>
            </text:list-item>
            <text:list-item>
              <text:p text:style-name="P34">Running commands (bat / sh /exe)</text:p>
            </text:list-item>
          </text:list>
        </text:list-item>
        <text:list-item>
          <text:p text:style-name="P7">Libraries</text:p>
          <text:list>
            <text:list-item>
              <text:p text:style-name="P14">SubDirs Ordered Project type</text:p>
            </text:list-item>
            <text:list-item>
              <text:p text:style-name="P11">Creating a lib</text:p>
            </text:list-item>
            <text:list-item>
              <text:p text:style-name="P11">Re-using libs</text:p>
            </text:list-item>
            <text:list-item>
              <text:p text:style-name="P11">3<text:span text:style-name="T2">rd</text:span> Party libs</text:p>
            </text:list-item>
          </text:list>
        </text:list-item>
        <text:list-item>
          <text:p text:style-name="P14">Plugins</text:p>
          <text:list>
            <text:list-item>
              <text:p text:style-name="P11">Creating a plugin</text:p>
            </text:list-item>
            <text:list-item>
              <text:p text:style-name="P36">netwotk in plugin</text:p>
            </text:list-item>
            <text:list-item>
              <text:p text:style-name="P36">gui in plugin</text:p>
            </text:list-item>
            <text:list-item>
              <text:p text:style-name="P36">extending app functionality – command line app – add commands</text:p>
            </text:list-item>
          </text:list>
        </text:list-item>
        <text:list-item>
          <text:p text:style-name="P22">File System</text:p>
          <text:list>
            <text:list-item>
              <text:p text:style-name="P14">Text Encoding</text:p>
            </text:list-item>
            <text:list-item>
              <text:p text:style-name="P14">Streams - <text:span text:style-name="T4">versions</text:span></text:p>
            </text:list-item>
            <text:list-item>
              <text:p text:style-name="P14">Directory Recursion</text:p>
            </text:list-item>
            <text:list-item>
              <text:p text:style-name="P14">Disk Info</text:p>
            </text:list-item>
            <text:list-item>
              <text:p text:style-name="P37">File Formats</text:p>
            </text:list-item>
            <text:list-item>
              <text:p text:style-name="P37">File Format Versioning</text:p>
            </text:list-item>
            <text:list-item>
              <text:p text:style-name="P37">Object Serialization</text:p>
            </text:list-item>
            <text:list-item>
              <text:p text:style-name="P38">Tar files</text:p>
            </text:list-item>
            <text:list-item>
              <text:p text:style-name="P39">Temp files</text:p>
            </text:list-item>
            <text:list-item>
              <text:p text:style-name="P40">Settings</text:p>
            </text:list-item>
            <text:list-item>
              <text:p text:style-name="P40">Storing passwords and sensitive info</text:p>
            </text:list-item>
            <text:list-item>
              <text:p text:style-name="P41">Saving windows settings</text:p>
            </text:list-item>
          </text:list>
        </text:list-item>
        <text:list-item>
          <text:p text:style-name="P26">Sockets</text:p>
          <text:list>
            <text:list-item>
              <text:p text:style-name="P14">Client models</text:p>
            </text:list-item>
            <text:list-item>
              <text:p text:style-name="P14">Server models</text:p>
            </text:list-item>
            <text:list-item>
              <text:p text:style-name="P14">Protocols</text:p>
            </text:list-item>
            <text:list-item>
              <text:p text:style-name="P42">Versioning</text:p>
            </text:list-item>
            <text:list-item>
              <text:p text:style-name="P14">Session State</text:p>
            </text:list-item>
            <text:list-item>
              <text:p text:style-name="P43">Session Client</text:p>
            </text:list-item>
            <text:list-item>
              <text:p text:style-name="P43">Session Server (<text:span text:style-name="T1">ThreadPool Server with Signals and Slots</text:span>)</text:p>
            </text:list-item>
            <text:list-item>
              <text:p text:style-name="P44">Creating a <text:span text:style-name="T9">simple</text:span> protocol</text:p>
            </text:list-item>
            <text:list-item>
              <text:p text:style-name="P45">Creating an advanced protocol</text:p>
            </text:list-item>
            <text:list-item>
              <text:p text:style-name="P46">Stress testing with seige</text:p>
            </text:list-item>
            <text:list-item>
              <text:p text:style-name="P46">Building a stress tester</text:p>
            </text:list-item>
          </text:list>
        </text:list-item>
        <text:list-item>
          <text:p text:style-name="P47">Hash</text:p>
          <text:list>
            <text:list-item>
              <text:p text:style-name="P14">What is a hash</text:p>
            </text:list-item>
            <text:list-item>
              <text:p text:style-name="P12">Why use a hash</text:p>
            </text:list-item>
            <text:list-item>
              <text:p text:style-name="P12"><text:soft-page-break/>Collisions and birthday attacks</text:p>
            </text:list-item>
            <text:list-item>
              <text:p text:style-name="P14">Hash types</text:p>
            </text:list-item>
            <text:list-item>
              <text:p text:style-name="P14">Creating a hash</text:p>
            </text:list-item>
            <text:list-item>
              <text:p text:style-name="P14">Comparing hashes</text:p>
            </text:list-item>
          </text:list>
        </text:list-item>
        <text:list-item>
          <text:p text:style-name="P48">Compression</text:p>
          <text:list>
            <text:list-item>
              <text:p text:style-name="P49">qCompress</text:p>
            </text:list-item>
            <text:list-item>
              <text:p text:style-name="P49">Gzip</text:p>
            </text:list-item>
            <text:list-item>
              <text:p text:style-name="P49">Zip using zLib</text:p>
            </text:list-item>
          </text:list>
        </text:list-item>
        <text:list-item>
          <text:p text:style-name="P48">Encryption – <text:span text:style-name="T5">use OpenSSL</text:span></text:p>
          <text:list>
            <text:list-item>
              <text:p text:style-name="P49">Asymetric</text:p>
              <text:list>
                <text:list-item>
                  <text:p text:style-name="P50">public keys</text:p>
                </text:list-item>
                <text:list-item>
                  <text:p text:style-name="P50">private keys</text:p>
                </text:list-item>
              </text:list>
            </text:list-item>
            <text:list-item>
              <text:p text:style-name="P49">Symetric</text:p>
              <text:list>
                <text:list-item>
                  <text:p text:style-name="P50">passwords, passphrases and keys</text:p>
                </text:list-item>
              </text:list>
            </text:list-item>
            <text:list-item>
              <text:p text:style-name="P49">Block Cyphers</text:p>
            </text:list-item>
            <text:list-item>
              <text:p text:style-name="P49">AES 256 using OpenSSL</text:p>
            </text:list-item>
            <text:list-item>
              <text:p text:style-name="P50">Storing passwords</text:p>
            </text:list-item>
            <text:list-item>
              <text:p text:style-name="P51">Encrypting a file with AES</text:p>
            </text:list-item>
            <text:list-item>
              <text:p text:style-name="P52"><text:span text:style-name="T16">De</text:span>crypting a file with AES</text:p>
            </text:list-item>
            <text:list-item>
              <text:p text:style-name="P51">Encrypting a file with RSA – <text:span text:style-name="T16">public vs private keys</text:span></text:p>
            </text:list-item>
            <text:list-item>
              <text:p text:style-name="P52"><text:span text:style-name="T16">De</text:span>crypting a file with RSA – <text:span text:style-name="T16">public vs private keys</text:span></text:p>
            </text:list-item>
          </text:list>
        </text:list-item>
        <text:list-item>
          <text:p text:style-name="P53">Databases</text:p>
          <text:list>
            <text:list-item>
              <text:p text:style-name="P54">MySQL –<text:span text:style-name="T12"> the damn plugin and client</text:span></text:p>
            </text:list-item>
            <text:list-item>
              <text:p text:style-name="P54">SQLite</text:p>
            </text:list-item>
            <text:list-item>
              <text:p text:style-name="P54">XML</text:p>
            </text:list-item>
            <text:list-item>
              <text:p text:style-name="P54">JSON</text:p>
            </text:list-item>
          </text:list>
        </text:list-item>
        <text:list-item>
          <text:p text:style-name="P8">Models and Views</text:p>
          <text:list>
            <text:list-item>
              <text:p text:style-name="P55">QStringListModel</text:p>
            </text:list-item>
            <text:list-item>
              <text:p text:style-name="P55">QStandardItemModel</text:p>
            </text:list-item>
            <text:list-item>
              <text:p text:style-name="P55">QfileSystemModel</text:p>
            </text:list-item>
            <text:list-item>
              <text:p text:style-name="P55">QsqlQueryMode<text:span text:style-name="T8">l</text:span></text:p>
            </text:list-item>
            <text:list-item>
              <text:p text:style-name="P55">QsqlTableModel</text:p>
            </text:list-item>
            <text:list-item>
              <text:p text:style-name="P55">QSqlRelationalTableModel </text:p>
            </text:list-item>
            <text:list-item>
              <text:p text:style-name="P56">Creating custom models</text:p>
              <text:list>
                <text:list-item>
                  <text:p text:style-name="P56">QabstractItemModel</text:p>
                </text:list-item>
                <text:list-item>
                  <text:p text:style-name="P56">QabstractListModel</text:p>
                </text:list-item>
                <text:list-item>
                  <text:p text:style-name="P56">QAbstractTableModel</text:p>
                </text:list-item>
              </text:list>
            </text:list-item>
            <text:list-item>
              <text:p text:style-name="P57">Loading custom models</text:p>
            </text:list-item>
            <text:list-item>
              <text:p text:style-name="P57">Editing from views</text:p>
            </text:list-item>
            <text:list-item>
              <text:p text:style-name="P58"><text:span text:style-name="T13">Paging - </text:span><text:a xlink:type="simple" xlink:href="https://github.com/voidrealms/PagedModel" text:style-name="Internet_20_link" text:visited-style-name="Visited_20_Internet_20_Link">https://github.com/voidrealms/PagedModel</text:a></text:p>
            </text:list-item>
          </text:list>
        </text:list-item>
        <text:list-item>
          <text:p text:style-name="P59">Cross Platform</text:p>
          <text:list>
            <text:list-item>
              <text:p text:style-name="P60">Determining the platform</text:p>
            </text:list-item>
            <text:list-item>
              <text:p text:style-name="P60">Packaging</text:p>
            </text:list-item>
            <text:list-item>
              <text:p text:style-name="P60">Common issues</text:p>
            </text:list-item>
          </text:list>
        </text:list-item>
        <text:list-item>
          <text:p text:style-name="P60"><text:soft-page-break/>Background services</text:p>
          <text:list>
            <text:list-item>
              <text:p text:style-name="P60">Windows service</text:p>
            </text:list-item>
            <text:list-item>
              <text:p text:style-name="P61">Linux service</text:p>
            </text:list-item>
            <text:list-item>
              <text:p text:style-name="P61">Mac service</text:p>
            </text:list-item>
          </text:list>
        </text:list-item>
        <text:list-item>
          <text:p text:style-name="P62">Scalability</text:p>
          <text:list>
            <text:list-item>
              <text:p text:style-name="P62">Screen resolutions</text:p>
            </text:list-item>
            <text:list-item>
              <text:p text:style-name="P62">screen orientation</text:p>
            </text:list-item>
            <text:list-item>
              <text:p text:style-name="P62">Resizing windows</text:p>
            </text:list-item>
            <text:list-item>
              <text:p text:style-name="P62">Min and Max sizes</text:p>
            </text:list-item>
          </text:list>
        </text:list-item>
        <text:list-item>
          <text:p text:style-name="P27">OS Specific</text:p>
          <text:list>
            <text:list-item>
              <text:p text:style-name="P60">Linux <text:span text:style-name="T6">Desktop integration</text:span></text:p>
            </text:list-item>
            <text:list-item>
              <text:p text:style-name="P63">Windows registry</text:p>
            </text:list-item>
            <text:list-item>
              <text:p text:style-name="P64">Windows UAC</text:p>
            </text:list-item>
            <text:list-item>
              <text:p text:style-name="P64">Linux – root</text:p>
            </text:list-item>
            <text:list-item>
              <text:p text:style-name="P64">Mac – admins</text:p>
            </text:list-item>
            <text:list-item>
              <text:p text:style-name="P65">Android – permissions</text:p>
            </text:list-item>
            <text:list-item>
              <text:p text:style-name="P66">processes – bash / cmd - qprocess</text:p>
              <text:list>
                <text:list-item>
                  <text:p text:style-name="P66">pinging a server</text:p>
                </text:list-item>
                <text:list-item>
                  <text:p text:style-name="P66">ns lookup</text:p>
                </text:list-item>
                <text:list-item>
                  <text:p text:style-name="P66">list process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9:44:22.555493591</meta:creation-date>
    <dc:date>2020-06-02T13:29:33.982321524</dc:date>
    <meta:editing-duration>PT2H51M38S</meta:editing-duration>
    <meta:editing-cycles>54</meta:editing-cycles>
    <meta:generator>LibreOffice/5.3.4.2$MacOSX_X86_64 LibreOffice_project/f82d347ccc0be322489bf7da61d7e4ad13fe2ff3</meta:generator>
    <meta:document-statistic meta:table-count="0" meta:image-count="0" meta:object-count="0" meta:page-count="5" meta:paragraph-count="194" meta:word-count="730" meta:character-count="3966" meta:non-whitespace-character-count="3594"/>
  </office:meta>
</office:document-meta>
</file>